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8bd0" officeooo:paragraph-rsid="000c8bd0"/>
    </style:style>
    <style:style style:name="P2" style:family="paragraph" style:parent-style-name="Standard">
      <style:text-properties officeooo:rsid="000d95ef" officeooo:paragraph-rsid="000d95ef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officeooo:rsid="000d95ef" officeooo:paragraph-rsid="000d95ef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0f44fa" officeooo:paragraph-rsid="000f44fa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rsid="000f44fa" officeooo:paragraph-rsid="000f44fa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rsid="000c8bd0" officeooo:paragraph-rsid="000f44fa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rsid="000f44fa" officeooo:paragraph-rsid="000d95ef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rsid="000d95ef" officeooo:paragraph-rsid="000d95ef"/>
    </style:style>
    <style:style style:name="P9" style:family="paragraph" style:parent-style-name="Standard">
      <style:paragraph-properties fo:margin-left="0in" fo:margin-right="0in" fo:text-indent="0in" style:auto-text-indent="false"/>
      <style:text-properties officeooo:rsid="001056db" officeooo:paragraph-rsid="001056db"/>
    </style:style>
    <style:style style:name="P10" style:family="paragraph" style:parent-style-name="Standard">
      <style:paragraph-properties fo:margin-left="0in" fo:margin-right="0in" fo:text-indent="0in" style:auto-text-indent="false"/>
      <style:text-properties officeooo:rsid="000f44fa" officeooo:paragraph-rsid="000f44fa"/>
    </style:style>
    <style:style style:name="P11" style:family="paragraph" style:parent-style-name="Standard">
      <style:paragraph-properties fo:margin-left="0in" fo:margin-right="0in" fo:text-indent="0in" style:auto-text-indent="false"/>
      <style:text-properties officeooo:rsid="001215b3" officeooo:paragraph-rsid="001215b3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officeooo:rsid="001215b3" officeooo:paragraph-rsid="001215b3"/>
    </style:style>
    <style:style style:name="T1" style:family="text">
      <style:text-properties officeooo:rsid="000f44fa"/>
    </style:style>
    <style:style style:name="T2" style:family="text">
      <style:text-properties officeooo:rsid="001056db"/>
    </style:style>
    <style:style style:name="T3" style:family="text">
      <style:text-properties officeooo:rsid="001215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2018 <text:s/><text:span text:style-name="T1">7/30</text:span></text:p>
      <text:p text:style-name="P1"/>
      <text:p text:style-name="P1">Description: Space Mouse used to easily rotate Fusion 360 drawings.</text:p>
      <text:p text:style-name="P1">Using rotate module, <text:s/>Adafruit Feather M4 , and circuitpython</text:p>
      <text:p text:style-name="P1"/>
      <text:p text:style-name="P1"/>
      <text:p text:style-name="P2">Components:</text:p>
      <text:p text:style-name="P2"/>
      <text:p text:style-name="P2">1. TSW 7 function scroll whell module from Tindie</text:p>
      <text:p text:style-name="P2">2. Adafruit Feather M4</text:p>
      <text:p text:style-name="P2">3. MU IDE</text:p>
      <text:p text:style-name="P2"/>
      <text:p text:style-name="P2"/>
      <text:p text:style-name="P2"/>
      <text:p text:style-name="P2">Steps:</text:p>
      <text:p text:style-name="P2"/>
      <text:p text:style-name="P2">1. <text:s/>Connect rotatory encoder to Feather:</text:p>
      <text:p text:style-name="P3">1.1 Rotary out puts <text:s/>pins D10 , D9</text:p>
      <text:p text:style-name="P3">1.2 Rotary buttons , only used two. D11 , D12 pins</text:p>
      <text:p text:style-name="P3"/>
      <text:p text:style-name="P2">2. Develop python code using MU IDE.</text:p>
      <text:p text:style-name="P7">2.1 Basic rotatory code </text:p>
      <text:p text:style-name="P4">2.2 Space mouse code</text:p>
      <text:p text:style-name="P2"/>
      <text:p text:style-name="P2">3. Test:</text:p>
      <text:p text:style-name="P3">3.0 <text:s/>Connect, device should connect as USB mouse</text:p>
      <text:p text:style-name="P3">3. 1 Place cursor on screen observe movement using X,Y rotate buttons and rotary whe<text:span text:style-name="T3">e</text:span>l</text:p>
      <text:p text:style-name="P3">3.2 <text:s/>Fusion 360 <text:s/>, <text:s/><text:span text:style-name="T1">try to precisely </text:span>rotate <text:span text:style-name="T1">drawings</text:span></text:p>
      <text:p text:style-name="P3"/>
      <text:p text:style-name="P9">4. 3D print case , using Feather case design with modifications</text:p>
      <text:p text:style-name="P3"/>
      <text:p text:style-name="P6"><text:span text:style-name="T2">5</text:span>. Rotary <text:span text:style-name="T2">Test </text:span>Code</text:p>
      <text:p text:style-name="P6"/>
      <text:p text:style-name="P5"># Rotary Encoder 07/30/2018<text:line-break/># TSWB 7 function Tact and Scroll Wheel<text:line-break/># <text:s text:c="2"/><text:line-break/># Rating: <text:s/>1 ma , 10 VDC <text:line-break/># Determines position change +/- 1 for use to move mouse<text:line-break/><text:line-break/>import time<text:line-break/>import board<text:line-break/>import digitalio<text:line-break/>import rotaryio<text:line-break/><text:line-break/>class Button():<text:line-break/> <text:s text:c="3"/>def __init__(self, pin, _active_value):<text:line-break/> <text:s text:c="7"/>self.button = digitalio.DigitalInOut(pin)<text:line-break/> <text:s text:c="7"/>self.button.direction = digitalio.Direction.INPUT<text:line-break/> <text:s text:c="7"/>self.button.pull = digitalio.Pull.UP<text:line-break/><text:soft-page-break/> <text:s text:c="7"/>self.active_value = _active_value<text:line-break/> <text:s text:c="7"/>self.state = 'NOT_PRESSED' <text:s text:c="7"/><text:line-break/> <text:s text:c="7"/><text:line-break/> <text:s text:c="3"/>def update(self):<text:line-break/> <text:s text:c="7"/>just_pressed = False<text:line-break/> <text:s text:c="7"/>if self.button.value == self.active_value and self.state == 'NOT_PRESSED':<text:line-break/> <text:s text:c="11"/>self.state = 'PRESSED'<text:line-break/> <text:s text:c="11"/>just_pressed = True<text:line-break/> <text:s text:c="7"/>elif self.button.value != self.active_value and self.state == 'PRESSED': <text:s/><text:line-break/> <text:s text:c="11"/>self.state = 'NOT_PRESSED' <text:s text:c="2"/><text:line-break/> <text:s text:c="7"/>else:<text:line-break/> <text:s text:c="11"/>pass<text:line-break/> <text:s text:c="7"/>return just_pressed <text:s text:c="3"/><text:line-break/> <text:s text:c="7"/><text:line-break/># LED <text:line-break/>led = digitalio.DigitalInOut(board.D13)<text:line-break/>led.direction = digitalio.Direction.OUTPUT<text:line-break/>led.value = False<text:line-break/><text:line-break/># RotaryIO , using pins D10 , D9<text:line-break/>encoder = rotaryio.IncrementalEncoder(board.D10, board.D9)<text:line-break/><text:line-break/># Rotary Encoder Module buttons <text:line-break/># Pins board.D11 , board.D12<text:line-break/>x_rot_button = Button(board.D11,0)<text:line-break/>y_rot_button = Button(board.D12,0)<text:line-break/><text:line-break/><text:line-break/>position_change = 0<text:line-break/>last_position = encoder.position<text:line-break/><text:line-break/>while True:<text:line-break/> <text:s text:c="3"/>led.value = False <text:s/><text:line-break/> <text:s/><text:line-break/> <text:s text:c="3"/>if x_rot_button.update():<text:line-break/> <text:s text:c="7"/>print('X_ROT Pressed') <text:line-break/> <text:s text:c="3"/>if y_rot_button.update():<text:line-break/> <text:s text:c="7"/>print('Y_ROT Pressed') <text:s/><text:line-break/> <text:s text:c="7"/><text:line-break/> <text:s text:c="3"/>position = encoder.position<text:line-break/> <text:s text:c="3"/>if position != last_position:<text:line-break/> <text:s text:c="7"/>position_change = position - last_position<text:line-break/> <text:s text:c="7"/>print(position_change) <text:s text:c="7"/><text:line-break/> <text:s text:c="7"/>last_position = position<text:line-break/> <text:s text:c="7"/><text:line-break/> <text:s text:c="3"/>led.value = True <text:s text:c="3"/></text:p>
      <text:p text:style-name="P5"/>
      <text:p text:style-name="P5"/>
      <text:p text:style-name="P5"/>
      <text:p text:style-name="P5"><text:soft-page-break/></text:p>
      <text:p text:style-name="P5"><text:span text:style-name="T2">6</text:span>. Fusion 360 Space Mouse</text:p>
      <text:p text:style-name="P5"/>
      <text:p text:style-name="P5"># Fusion 360 3D Control 07/31/2018<text:line-break/># Rotate Control<text:line-break/># <text:s text:c="2"/>Rotate X<text:line-break/># <text:s text:c="6"/>1. Press KBD shift<text:line-break/># <text:s text:c="6"/>2. Press middle mouse button<text:line-break/># <text:s text:c="6"/>3. Move mouse along X axis<text:line-break/># <text:s text:c="2"/>Rotate Y<text:line-break/># <text:s text:c="6"/>1. Press KBD shift<text:line-break/># <text:s text:c="6"/>2. Press middle mouse button<text:line-break/># <text:s text:c="6"/>3. Move mouse along y axis<text:line-break/>#<text:line-break/># Notes:<text:line-break/># <text:s/>Neopixel:<text:line-break/># <text:s text:c="2"/>Power 3.3 V , Connected to pin 8 , CircuitPython pin name is board.NEOPIXEL<text:line-break/>import time<text:line-break/>import board<text:line-break/>import digitalio<text:line-break/>import rotaryio<text:line-break/>from adafruit_hid.keyboard import Keyboard<text:line-break/>from adafruit_hid.keycode import Keycode<text:line-break/>from adafruit_hid.mouse import Mouse<text:line-break/>import neopixel<text:line-break/><text:line-break/>class Button():<text:line-break/> <text:s text:c="3"/>def __init__(self, pin, _active_value):<text:line-break/> <text:s text:c="7"/>self.button = digitalio.DigitalInOut(pin)<text:line-break/> <text:s text:c="7"/>self.button.direction = digitalio.Direction.INPUT<text:line-break/> <text:s text:c="7"/>self.button.pull = digitalio.Pull.UP<text:line-break/> <text:s text:c="7"/>self.active_value = _active_value<text:line-break/> <text:s text:c="7"/>self.state = 'NOT_PRESSED' <text:s text:c="7"/><text:line-break/> <text:s text:c="7"/><text:line-break/> <text:s text:c="3"/>def update(self):<text:line-break/> <text:s text:c="7"/>just_pressed = False<text:line-break/> <text:s text:c="7"/>if self.button.value == self.active_value and self.state == 'NOT_PRESSED':<text:line-break/> <text:s text:c="11"/>self.state = 'PRESSED'<text:line-break/> <text:s text:c="11"/>just_pressed = True<text:line-break/> <text:s text:c="7"/>elif self.button.value != self.active_value and self.state == 'PRESSED': <text:s/><text:line-break/> <text:s text:c="11"/>self.state = 'NOT_PRESSED' <text:s text:c="2"/><text:line-break/> <text:s text:c="7"/>else:<text:line-break/> <text:s text:c="11"/>pass<text:line-break/> <text:s text:c="7"/>return just_pressed <text:line-break/> <text:s text:c="7"/><text:line-break/># LED <text:line-break/>led = digitalio.DigitalInOut(board.D13)<text:line-break/>led.direction = digitalio.Direction.OUTPUT<text:line-break/><text:line-break/><text:soft-page-break/># Neopixel RGB LED<text:line-break/>RGB_BLUE = (0,255,0)<text:line-break/>RGB_GREEN = (0,0,255)<text:line-break/>RGB_OFF <text:s text:c="2"/>= (0,0,0)<text:line-break/>rgb_led = neopixel.NeoPixel(board.NEOPIXEL, 1, brightness=.3)<text:line-break/>def rgb_led_display(color):<text:line-break/> <text:s text:c="3"/>rgb_led[0] = color<text:line-break/> <text:s text:c="3"/>rgb_led.show()<text:line-break/><text:line-break/># RotaryIO , using pins D10 , D9<text:line-break/>encoder = rotaryio.IncrementalEncoder(board.D10, board.D9) <text:s text:c="6"/><text:line-break/><text:line-break/>last_position = encoder.position<text:line-break/>def rot_encode():<text:line-break/> <text:s text:c="3"/>global last_position <text:s text:c="2"/><text:line-break/> <text:s text:c="3"/>position = encoder.position <text:s text:c="2"/><text:line-break/> <text:s text:c="3"/>position_change = 0 <text:s text:c="6"/><text:line-break/> <text:s text:c="3"/>if position != last_position:<text:line-break/> <text:s text:c="7"/>position_change = position - last_position<text:line-break/> <text:s text:c="7"/>#print(position_change) <text:s text:c="7"/><text:line-break/> <text:s text:c="7"/>last_position = position <text:s text:c="2"/><text:line-break/> <text:s text:c="7"/>#print(position_change) <text:line-break/> <text:s text:c="3"/>return position_change<text:line-break/> <text:s text:c="6"/><text:line-break/># Rotary Encoder Module buttons , using pins board.D11 , board.D12<text:line-break/>x_rot_button = Button(board.D11,0)<text:line-break/>y_rot_button = Button(board.D12,0) <text:s/><text:line-break/><text:line-break/><text:line-break/>def rot_buttons(): <text:s text:c="2"/><text:line-break/> <text:s text:c="3"/>axis = None<text:line-break/> <text:s text:c="3"/>if x_rot_button.update():<text:line-break/> <text:s text:c="7"/>axis = 'x'<text:line-break/> <text:s text:c="7"/>rgb_led_display(RGB_GREEN) <text:s/><text:line-break/> <text:s text:c="3"/>if y_rot_button.update():<text:line-break/> <text:s text:c="7"/>axis = 'y'<text:line-break/> <text:s text:c="7"/>rgb_led_display(RGB_BLUE) <text:s text:c="3"/><text:line-break/> <text:s text:c="3"/>return axis<text:line-break/><text:line-break/># Keyboard<text:line-break/>kbd = Keyboard()<text:line-break/><text:line-break/># Mouse<text:line-break/>mouse = Mouse()<text:line-break/><text:line-break/>rot_ctrl_state = 'DISABLED'<text:line-break/>rot_axis = None<text:line-break/>def rot_ctrl():<text:line-break/> <text:s text:c="3"/>global rot_ctrl_state <text:s text:c="2"/><text:line-break/><text:soft-page-break/> <text:s text:c="3"/>global rot_axis <text:s/><text:line-break/> <text:s text:c="3"/>global last_position <text:s text:c="2"/><text:line-break/> <text:s text:c="3"/>axis = rot_buttons()<text:line-break/> <text:s text:c="3"/>if axis is not None and rot_ctrl_state == 'DISABLED':<text:line-break/> <text:s text:c="7"/># press SHIFT KEY<text:line-break/> <text:s text:c="7"/>kbd.press(Keycode.LEFT_SHIFT) <text:line-break/> <text:s text:c="7"/>time.sleep(0.02) <text:s text:c="8"/><text:line-break/> <text:s text:c="7"/># press MIDDLE Mouse button <text:s text:c="6"/><text:line-break/> <text:s text:c="7"/>mouse.press(Mouse.MIDDLE_BUTTON)<text:line-break/> <text:s text:c="7"/>time.sleep(0.02) <text:s text:c="2"/><text:line-break/> <text:s text:c="7"/>rot_ctrl_state = 'ENABLED'<text:line-break/> <text:s text:c="7"/>rot_axis = axis<text:line-break/> <text:s text:c="7"/>last_position = encoder.position <text:s text:c="7"/><text:line-break/> <text:s text:c="7"/>#print('Enable') <text:s text:c="9"/><text:line-break/> <text:s text:c="3"/>elif axis is not None and rot_ctrl_state == 'ENABLED':<text:line-break/> <text:s text:c="7"/># Release all keys <text:s text:c="7"/><text:line-break/> <text:s text:c="7"/>kbd.release_all()<text:line-break/> <text:s text:c="7"/>mouse.release_all() <text:s text:c="8"/><text:line-break/> <text:s text:c="7"/>rot_ctrl_state = 'DISABLED' <text:line-break/> <text:s text:c="7"/>rot_axis = None <text:s text:c="8"/><text:line-break/> <text:s text:c="7"/>rgb_led_display(RGB_OFF) <text:s text:c="5"/><text:line-break/> <text:s text:c="7"/>time.sleep(0.02) <text:line-break/> <text:s text:c="7"/>#print('Disable') <text:s text:c="7"/><text:line-break/> <text:s text:c="3"/>else:<text:line-break/> <text:s text:c="7"/>pass<text:line-break/> <text:s text:c="3"/>return rot_ctrl_state,rot_axis<text:line-break/> <text:line-break/>def mouse_ctrl(axis , pc): <text:line-break/> <text:s text:c="3"/>if pc == 0 or axis is None:<text:line-break/> <text:s text:c="6"/>return <text:s text:c="7"/><text:line-break/> <text:s text:c="3"/>_x = 0<text:line-break/> <text:s text:c="3"/>_y = 0 <text:s text:c="2"/><text:line-break/> <text:s text:c="3"/>_d = 1<text:line-break/> <text:s text:c="3"/>if pc &lt; 0:<text:line-break/> <text:s text:c="7"/>_d = -1 <text:s text:c="2"/><text:line-break/> <text:s text:c="3"/># Rotary control clockwise mouse moves to right <text:s text:c="4"/><text:line-break/> <text:s text:c="3"/>if 'x' == axis:<text:line-break/> <text:s text:c="7"/>_x = _d<text:line-break/> <text:s text:c="3"/># Rotary control clockwise mouse moves to up <text:s text:c="7"/><text:line-break/> <text:s text:c="3"/>if 'y' == axis:<text:line-break/> <text:s text:c="7"/>_y = -_d <text:s text:c="2"/><text:line-break/> <text:s text:c="7"/><text:line-break/> <text:s text:c="3"/>for _ in range(abs(pc)):<text:line-break/> <text:s text:c="7"/>led.value = True <text:s text:c="2"/><text:line-break/> <text:s text:c="7"/>time.sleep(0.02) <text:s text:c="5"/><text:line-break/> <text:s text:c="7"/>mouse.move(_x,_y,0) <text:line-break/> <text:s text:c="7"/>led.value = False <text:s text:c="2"/><text:line-break/> <text:s text:c="7"/><text:line-break/>rgb_led_display(RGB_OFF) <text:line-break/><text:soft-page-break/>while True: <text:s text:c="2"/><text:line-break/> <text:s text:c="3"/><text:line-break/> <text:s text:c="3"/># Response delay <text:s text:c="2"/><text:line-break/> <text:s text:c="3"/>time.sleep(0.1)<text:line-break/> <text:s text:c="3"/><text:line-break/> <text:s text:c="3"/># Process rotation enable/disable <text:s text:c="3"/><text:line-break/> <text:s text:c="3"/>rot_enable , rot_axis = rot_ctrl() <text:s text:c="2"/><text:line-break/> <text:s text:c="2"/><text:line-break/> <text:s text:c="3"/>if 'DISABLED' == rot_enable:<text:line-break/> <text:s text:c="7"/>continue <text:s text:c="4"/><text:line-break/> <text:s text:c="3"/><text:line-break/> <text:s text:c="3"/># If rotary encoder change , move mouse <text:s text:c="2"/><text:line-break/> <text:s text:c="3"/>rot_inc = rot_encode() <text:s text:c="2"/><text:line-break/> <text:s text:c="3"/>mouse_ctrl(rot_axis,rot_inc)<text:line-break/> <text:s text:c="3"/><text:line-break/> <text:s text:c="2"/><text:line-break/> <text:s text:c="2"/></text:p>
      <text:p text:style-name="P5"/>
      <text:p text:style-name="P11">7. Project Review</text:p>
      <text:p text:style-name="P12">7.1 <text:s/>Working</text:p>
      <text:p text:style-name="P12">7.2 Need heavy base desig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6:07:42.665000000</meta:creation-date>
    <dc:date>2018-11-23T17:13:32.788000000</dc:date>
    <meta:editing-duration>PT11M35S</meta:editing-duration>
    <meta:editing-cycles>3</meta:editing-cycles>
    <meta:generator>LibreOffice/5.2.6.2$Windows_X86_64 LibreOffice_project/a3100ed2409ebf1c212f5048fbe377c281438fdc</meta:generator>
    <meta:document-statistic meta:table-count="0" meta:image-count="0" meta:object-count="0" meta:page-count="6" meta:paragraph-count="26" meta:word-count="763" meta:character-count="6824" meta:non-whitespace-character-count="4872"/>
  </office:meta>
</office:document-meta>
</file>